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5965in" table:align="margins" style:may-break-between-rows="true" table:border-model="collapsing"/>
    </style:style>
    <style:style style:name="Table2.A" style:family="table-column">
      <style:table-column-properties style:column-width="1.596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0.1646in" fo:keep-together="auto"/>
    </style:style>
    <style:style style:name="Table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3" style:family="table">
      <style:table-properties style:width="1.5965in" table:align="margins" style:may-break-between-rows="true" table:border-model="collapsing"/>
    </style:style>
    <style:style style:name="Table3.A" style:family="table-column">
      <style:table-column-properties style:column-width="1.596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4" style:family="table">
      <style:table-properties style:width="1.5972in" table:align="margins" style:may-break-between-rows="true" table:border-model="collapsing"/>
    </style:style>
    <style:style style:name="Table4.A" style:family="table-column">
      <style:table-column-properties style:column-width="1.5972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5" style:family="table">
      <style:table-properties style:width="1.5972in" table:align="margins" style:may-break-between-rows="true" table:border-model="collapsing"/>
    </style:style>
    <style:style style:name="Table5.A" style:family="table-column">
      <style:table-column-properties style:column-width="1.5972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6" style:family="table">
      <style:table-properties style:width="1.5965in" table:align="margins" style:may-break-between-rows="true" table:border-model="collapsing"/>
    </style:style>
    <style:style style:name="Table6.A" style:family="table-column">
      <style:table-column-properties style:column-width="1.596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7" style:family="table">
      <style:table-properties style:width="1.5965in" table:align="margins" style:may-break-between-rows="true" table:border-model="collapsing"/>
    </style:style>
    <style:style style:name="Table7.A" style:family="table-column">
      <style:table-column-properties style:column-width="1.596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9" style:family="table">
      <style:table-properties style:width="1.5972in" table:align="margins" style:may-break-between-rows="true" table:border-model="collapsing"/>
    </style:style>
    <style:style style:name="Table9.A" style:family="table-column">
      <style:table-column-properties style:column-width="1.5972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0" style:family="table">
      <style:table-properties style:width="1.5972in" table:align="margins" style:may-break-between-rows="true" table:border-model="collapsing"/>
    </style:style>
    <style:style style:name="Table10.A" style:family="table-column">
      <style:table-column-properties style:column-width="1.5972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1" style:family="table">
      <style:table-properties style:width="1.5965in" table:align="margins" style:may-break-between-rows="true" table:border-model="collapsing"/>
    </style:style>
    <style:style style:name="Table11.A" style:family="table-column">
      <style:table-column-properties style:column-width="1.596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2" style:family="table">
      <style:table-properties style:width="1.5965in" table:align="margins" style:may-break-between-rows="true" table:border-model="collapsing"/>
    </style:style>
    <style:style style:name="Table12.A" style:family="table-column">
      <style:table-column-properties style:column-width="1.5965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3" style:family="table">
      <style:table-properties style:width="1.5972in" table:align="margins" style:may-break-between-rows="true" table:border-model="collapsing"/>
    </style:style>
    <style:style style:name="Table23.A" style:family="table-column">
      <style:table-column-properties style:column-width="1.5972in" style:rel-column-width="65535*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6" style:family="table">
      <style:table-properties style:width="1.5972in" table:align="margins" style:may-break-between-rows="true" table:border-model="collapsing"/>
    </style:style>
    <style:style style:name="Table16.A" style:family="table-column">
      <style:table-column-properties style:column-width="1.5972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3" style:family="table">
      <style:table-properties style:width="1.5965in" table:align="margins" style:may-break-between-rows="true" table:border-model="collapsing"/>
    </style:style>
    <style:style style:name="Table13.A" style:family="table-column">
      <style:table-column-properties style:column-width="1.5965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2" style:family="table">
      <style:table-properties style:width="1.5965in" table:align="margins" style:may-break-between-rows="true" table:border-model="collapsing"/>
    </style:style>
    <style:style style:name="Table22.A" style:family="table-column">
      <style:table-column-properties style:column-width="1.5965in" style:rel-column-width="65535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4" style:family="table">
      <style:table-properties style:width="1.5972in" table:align="margins" style:may-break-between-rows="true" table:border-model="collapsing"/>
    </style:style>
    <style:style style:name="Table14.A" style:family="table-column">
      <style:table-column-properties style:column-width="1.5972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8" style:family="table">
      <style:table-properties style:width="1.5972in" table:align="margins" style:may-break-between-rows="true" table:border-model="collapsing"/>
    </style:style>
    <style:style style:name="Table8.A" style:family="table-column">
      <style:table-column-properties style:column-width="1.5972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7" style:family="table">
      <style:table-properties style:width="1.5965in" table:align="margins" style:may-break-between-rows="true" table:border-model="collapsing"/>
    </style:style>
    <style:style style:name="Table17.A" style:family="table-column">
      <style:table-column-properties style:column-width="1.5965in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9" style:family="table">
      <style:table-properties style:width="1.5965in" table:align="margins" style:may-break-between-rows="true" table:border-model="collapsing"/>
    </style:style>
    <style:style style:name="Table19.A" style:family="table-column">
      <style:table-column-properties style:column-width="1.5965in" style:rel-column-width="65535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0" style:family="table">
      <style:table-properties style:width="1.5972in" table:align="margins" style:may-break-between-rows="true" table:border-model="collapsing"/>
    </style:style>
    <style:style style:name="Table20.A" style:family="table-column">
      <style:table-column-properties style:column-width="1.5972in" style:rel-column-width="65535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1" style:family="table">
      <style:table-properties style:width="1.5972in" table:align="margins" style:may-break-between-rows="true" table:border-model="collapsing"/>
    </style:style>
    <style:style style:name="Table21.A" style:family="table-column">
      <style:table-column-properties style:column-width="1.5972in" style:rel-column-width="65535*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5" style:family="table">
      <style:table-properties style:width="1.5965in" table:align="margins" style:may-break-between-rows="true" table:border-model="collapsing"/>
    </style:style>
    <style:style style:name="Table15.A" style:family="table-column">
      <style:table-column-properties style:column-width="1.5965in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8" style:family="table">
      <style:table-properties style:width="1.5965in" table:align="margins" style:may-break-between-rows="true" table:border-model="collapsing"/>
    </style:style>
    <style:style style:name="Table18.A" style:family="table-column">
      <style:table-column-properties style:column-width="1.5965in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4" style:family="table">
      <style:table-properties style:width="1.5972in" table:align="margins" style:may-break-between-rows="true" table:border-model="collapsing"/>
    </style:style>
    <style:style style:name="Table24.A" style:family="table-column">
      <style:table-column-properties style:column-width="1.5972in" style:rel-column-width="65535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5" style:family="table">
      <style:table-properties style:width="1.5972in" table:align="margins" style:may-break-between-rows="true" table:border-model="collapsing"/>
    </style:style>
    <style:style style:name="Table25.A" style:family="table-column">
      <style:table-column-properties style:column-width="1.5972in" style:rel-column-width="65535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6" style:family="table">
      <style:table-properties style:width="1.5965in" table:align="margins" style:may-break-between-rows="true" table:border-model="collapsing"/>
    </style:style>
    <style:style style:name="Table26.A" style:family="table-column">
      <style:table-column-properties style:column-width="1.5965in" style:rel-column-width="65535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7" style:family="table">
      <style:table-properties style:width="1.5965in" table:align="margins" style:may-break-between-rows="true" table:border-model="collapsing"/>
    </style:style>
    <style:style style:name="Table27.A" style:family="table-column">
      <style:table-column-properties style:column-width="1.5965in" style:rel-column-width="65535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8" style:family="table">
      <style:table-properties style:width="1.5972in" table:align="margins" style:may-break-between-rows="true" table:border-model="collapsing"/>
    </style:style>
    <style:style style:name="Table28.A" style:family="table-column">
      <style:table-column-properties style:column-width="1.5972in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" style:family="table">
      <style:table-properties style:width="1.5965in" table:align="margins" style:may-break-between-rows="true" table:border-model="collapsing"/>
    </style:style>
    <style:style style:name="Table2.A" style:family="table-column">
      <style:table-column-properties style:column-width="1.596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0.1646in" fo:keep-together="auto"/>
    </style:style>
    <style:style style:name="Table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3" style:family="table">
      <style:table-properties style:width="1.5965in" table:align="margins" style:may-break-between-rows="true" table:border-model="collapsing"/>
    </style:style>
    <style:style style:name="Table3.A" style:family="table-column">
      <style:table-column-properties style:column-width="1.596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4" style:family="table">
      <style:table-properties style:width="1.5972in" table:align="margins" style:may-break-between-rows="true" table:border-model="collapsing"/>
    </style:style>
    <style:style style:name="Table4.A" style:family="table-column">
      <style:table-column-properties style:column-width="1.5972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5" style:family="table">
      <style:table-properties style:width="1.5972in" table:align="margins" style:may-break-between-rows="true" table:border-model="collapsing"/>
    </style:style>
    <style:style style:name="Table5.A" style:family="table-column">
      <style:table-column-properties style:column-width="1.5972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6" style:family="table">
      <style:table-properties style:width="1.5965in" table:align="margins" style:may-break-between-rows="true" table:border-model="collapsing"/>
    </style:style>
    <style:style style:name="Table6.A" style:family="table-column">
      <style:table-column-properties style:column-width="1.596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7" style:family="table">
      <style:table-properties style:width="1.5965in" table:align="margins" style:may-break-between-rows="true" table:border-model="collapsing"/>
    </style:style>
    <style:style style:name="Table7.A" style:family="table-column">
      <style:table-column-properties style:column-width="1.596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9" style:family="table">
      <style:table-properties style:width="1.5972in" table:align="margins" style:may-break-between-rows="true" table:border-model="collapsing"/>
    </style:style>
    <style:style style:name="Table9.A" style:family="table-column">
      <style:table-column-properties style:column-width="1.5972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0" style:family="table">
      <style:table-properties style:width="1.5972in" table:align="margins" style:may-break-between-rows="true" table:border-model="collapsing"/>
    </style:style>
    <style:style style:name="Table10.A" style:family="table-column">
      <style:table-column-properties style:column-width="1.5972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1" style:family="table">
      <style:table-properties style:width="1.5965in" table:align="margins" style:may-break-between-rows="true" table:border-model="collapsing"/>
    </style:style>
    <style:style style:name="Table11.A" style:family="table-column">
      <style:table-column-properties style:column-width="1.596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2" style:family="table">
      <style:table-properties style:width="1.5965in" table:align="margins" style:may-break-between-rows="true" table:border-model="collapsing"/>
    </style:style>
    <style:style style:name="Table12.A" style:family="table-column">
      <style:table-column-properties style:column-width="1.5965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8" style:family="table">
      <style:table-properties style:width="1.5972in" table:align="margins" style:may-break-between-rows="true" table:border-model="collapsing"/>
    </style:style>
    <style:style style:name="Table8.A" style:family="table-column">
      <style:table-column-properties style:column-width="1.5972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7" style:family="table">
      <style:table-properties style:width="1.5965in" table:align="margins" style:may-break-between-rows="true" table:border-model="collapsing"/>
    </style:style>
    <style:style style:name="Table17.A" style:family="table-column">
      <style:table-column-properties style:column-width="1.5965in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0" style:family="table">
      <style:table-properties style:width="1.5972in" table:align="margins" style:may-break-between-rows="true" table:border-model="collapsing"/>
    </style:style>
    <style:style style:name="Table20.A" style:family="table-column">
      <style:table-column-properties style:column-width="1.5972in" style:rel-column-width="65535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1" style:family="table">
      <style:table-properties style:width="1.5972in" table:align="margins" style:may-break-between-rows="true" table:border-model="collapsing"/>
    </style:style>
    <style:style style:name="Table21.A" style:family="table-column">
      <style:table-column-properties style:column-width="1.5972in" style:rel-column-width="65535*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5" style:family="table">
      <style:table-properties style:width="1.5965in" table:align="margins" style:may-break-between-rows="true" table:border-model="collapsing"/>
    </style:style>
    <style:style style:name="Table15.A" style:family="table-column">
      <style:table-column-properties style:column-width="1.5965in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4" style:family="table">
      <style:table-properties style:width="1.5972in" table:align="margins" style:may-break-between-rows="true" table:border-model="collapsing"/>
    </style:style>
    <style:style style:name="Table24.A" style:family="table-column">
      <style:table-column-properties style:column-width="1.5972in" style:rel-column-width="65535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5" style:family="table">
      <style:table-properties style:width="1.5972in" table:align="margins" style:may-break-between-rows="true" table:border-model="collapsing"/>
    </style:style>
    <style:style style:name="Table25.A" style:family="table-column">
      <style:table-column-properties style:column-width="1.5972in" style:rel-column-width="65535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6" style:family="table">
      <style:table-properties style:width="1.5965in" table:align="margins" style:may-break-between-rows="true" table:border-model="collapsing"/>
    </style:style>
    <style:style style:name="Table26.A" style:family="table-column">
      <style:table-column-properties style:column-width="1.5965in" style:rel-column-width="65535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7" style:family="table">
      <style:table-properties style:width="1.5965in" table:align="margins" style:may-break-between-rows="true" table:border-model="collapsing"/>
    </style:style>
    <style:style style:name="Table27.A" style:family="table-column">
      <style:table-column-properties style:column-width="1.5965in" style:rel-column-width="65535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8" style:family="table">
      <style:table-properties style:width="1.5972in" table:align="margins" style:may-break-between-rows="true" table:border-model="collapsing"/>
    </style:style>
    <style:style style:name="Table28.A" style:family="table-column">
      <style:table-column-properties style:column-width="1.5972in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4" style:family="table">
      <style:table-properties style:width="1.5972in" table:align="margins" style:may-break-between-rows="true" table:border-model="collapsing"/>
    </style:style>
    <style:style style:name="Table14.A" style:family="table-column">
      <style:table-column-properties style:column-width="1.5972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8" style:family="table">
      <style:table-properties style:width="1.5965in" table:align="margins" style:may-break-between-rows="true" table:border-model="collapsing"/>
    </style:style>
    <style:style style:name="Table18.A" style:family="table-column">
      <style:table-column-properties style:column-width="1.5965in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9" style:family="table">
      <style:table-properties style:width="1.5965in" table:align="margins" style:may-break-between-rows="true" table:border-model="collapsing"/>
    </style:style>
    <style:style style:name="Table19.A" style:family="table-column">
      <style:table-column-properties style:column-width="1.5965in" style:rel-column-width="65535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2" style:family="table">
      <style:table-properties style:width="1.5965in" table:align="margins" style:may-break-between-rows="true" table:border-model="collapsing"/>
    </style:style>
    <style:style style:name="Table22.A" style:family="table-column">
      <style:table-column-properties style:column-width="1.5965in" style:rel-column-width="65535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3" style:family="table">
      <style:table-properties style:width="1.5965in" table:align="margins" style:may-break-between-rows="true" table:border-model="collapsing"/>
    </style:style>
    <style:style style:name="Table13.A" style:family="table-column">
      <style:table-column-properties style:column-width="1.5965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6" style:family="table">
      <style:table-properties style:width="1.5972in" table:align="margins" style:may-break-between-rows="true" table:border-model="collapsing"/>
    </style:style>
    <style:style style:name="Table16.A" style:family="table-column">
      <style:table-column-properties style:column-width="1.5972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3" style:family="table">
      <style:table-properties style:width="1.5972in" table:align="margins" style:may-break-between-rows="true" table:border-model="collapsing"/>
    </style:style>
    <style:style style:name="Table23.A" style:family="table-column">
      <style:table-column-properties style:column-width="1.5972in" style:rel-column-width="65535*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P1" style:family="paragraph" style:parent-style-name="Standard">
      <style:text-properties officeooo:paragraph-rsid="00019956"/>
    </style:style>
    <style:style style:name="P2" style:family="paragraph" style:parent-style-name="Table_20_Contents">
      <style:text-properties officeooo:paragraph-rsid="00019956"/>
    </style:style>
    <style:style style:name="P3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210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ae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2de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2de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2dea" officeooo:paragraph-rsid="000ae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199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ae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30a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ae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b2d1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b2d1" officeooo:paragraph-rsid="000ae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042dea" officeooo:paragraph-rsid="00042d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ae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e8a9" officeooo:paragraph-rsid="000ae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5c91c" officeooo:paragraph-rsid="0005c91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5c91c" officeooo:paragraph-rsid="000ae8a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ae8a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6b1f4" officeooo:paragraph-rsid="000ae8a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942f7" officeooo:paragraph-rsid="000942f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19956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ae8a9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6b1f4" officeooo:paragraph-rsid="0006b1f4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0" style:family="paragraph" style:parent-style-name="Standard">
      <style:text-properties officeooo:paragraph-rsid="000ae8a9"/>
    </style:style>
    <style:style style:name="P31" style:family="paragraph" style:parent-style-name="Standard">
      <style:text-properties officeooo:paragraph-rsid="000bfbd0"/>
    </style:style>
    <style:style style:name="P32" style:family="paragraph" style:parent-style-name="Standard">
      <style:text-properties officeooo:paragraph-rsid="00019956"/>
    </style:style>
    <style:style style:name="P33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bfb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42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42dea" officeooo:paragraph-rsid="000210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42dea" officeooo:paragraph-rsid="00019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42dea" officeooo:paragraph-rsid="000ae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c91c" officeooo:paragraph-rsid="000210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c91c" officeooo:paragraph-rsid="000ae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c91c" officeooo:paragraph-rsid="00019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c91c" officeooo:paragraph-rsid="000bf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e8a9" officeooo:paragraph-rsid="000ae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e8a9" officeooo:paragraph-rsid="000bf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c634" officeooo:paragraph-rsid="000ae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c634" officeooo:paragraph-rsid="00019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c634" officeooo:paragraph-rsid="000bf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fbd0" officeooo:paragraph-rsid="000bf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bfbd0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19956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bfbd0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6b1f4" officeooo:paragraph-rsid="000bfbd0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b2d1" officeooo:paragraph-rsid="000bfb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bfb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bfb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text-properties officeooo:paragraph-rsid="00019956"/>
    </style:style>
    <style:style style:name="T1" style:family="text">
      <style:text-properties officeooo:rsid="00030af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3b2d1"/>
    </style:style>
    <style:style style:name="T4" style:family="text">
      <style:text-properties officeooo:rsid="00042dea"/>
    </style:style>
    <style:style style:name="T5" style:family="text">
      <style:text-properties officeooo:rsid="0005c91c"/>
    </style:style>
    <style:style style:name="T6" style:family="text">
      <style:text-properties officeooo:rsid="00085693"/>
    </style:style>
    <style:style style:name="T7" style:family="text">
      <style:text-properties officeooo:rsid="000ae8a9"/>
    </style:style>
    <style:style style:name="T8" style:family="text">
      <style:text-properties officeooo:rsid="000bfb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able:table table:name="Table2" table:style-name="Table2" table:template-name="Box List Blue">
              <table:table-column table:style-name="Table2.A"/>
              <table:table-row table:style-name="Table2.1">
                <table:table-cell table:style-name="Table2.A1" office:value-type="string">
                  <text:p text:style-name="P14">🍴 <text:span text:style-name="T2">ACCOMPANIMENT</text:span></text:p>
                </table:table-cell>
              </table:table-row>
              <table:table-row>
                <table:table-cell table:style-name="Table2.A2" office:value-type="string">
                  <text:p text:style-name="P34">accompanied</text:p>
                  <text:p text:style-name="P34">accompanier</text:p>
                </table:table-cell>
              </table:table-row>
              <table:table-row table:style-name="Table2.3">
                <table:table-cell table:style-name="Table2.A3" office:value-type="string">
                  <text:p text:style-name="P22">DEPICTIVE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3" table:style-name="Table3" table:template-name="Box List Blue">
              <table:table-column table:style-name="Table3.A"/>
              <table:table-row table:style-name="Table3.1">
                <table:table-cell table:style-name="Table3.A1" office:value-type="string">
                  <text:p text:style-name="P5">💃 <text:span text:style-name="T3">ACTIVITY</text:span></text:p>
                </table:table-cell>
              </table:table-row>
              <table:table-row>
                <table:table-cell table:style-name="Table3.A2" office:value-type="string">
                  <text:p text:style-name="P35">is-active</text:p>
                  <text:p text:style-name="P38">activity</text:p>
                </table:table-cell>
              </table:table-row>
              <table:table-row>
                <table:table-cell table:style-name="Table3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4" table:style-name="Table4" table:template-name="Box List Blue">
              <table:table-column table:style-name="Table4.A"/>
              <table:table-row table:style-name="Table4.1">
                <table:table-cell table:style-name="Table4.A1" office:value-type="string">
                  <text:p text:style-name="P4">*️⃣ <text:span text:style-name="T3">ATTRIBUTE</text:span></text:p>
                </table:table-cell>
              </table:table-row>
              <table:table-row>
                <table:table-cell table:style-name="Table4.A2" office:value-type="string">
                  <text:p text:style-name="P35">has-attribute</text:p>
                  <text:p text:style-name="P35">attribute</text:p>
                </table:table-cell>
              </table:table-row>
              <table:table-row>
                <table:table-cell table:style-name="Table4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5" table:style-name="Table5" table:template-name="Box List Blue">
              <table:table-column table:style-name="Table5.A"/>
              <table:table-row table:style-name="Table5.1">
                <table:table-cell table:style-name="Table5.A1" office:value-type="string">
                  <text:p text:style-name="P3">💰 <text:span text:style-name="T3">ASSET</text:span></text:p>
                </table:table-cell>
              </table:table-row>
              <table:table-row>
                <table:table-cell table:style-name="Table5.A2" office:value-type="string">
                  <text:p text:style-name="P36">has-asset</text:p>
                  <text:p text:style-name="P36">asset</text:p>
                </table:table-cell>
              </table:table-row>
              <table:table-row>
                <table:table-cell table:style-name="Table5.A3" office:value-type="string">
                  <text:p text:style-name="P27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Standard"/>
            <table:table table:name="Table6" table:style-name="Table6" table:template-name="Box List Blue">
              <table:table-column table:style-name="Table6.A"/>
              <table:table-row table:style-name="Table6.1">
                <table:table-cell table:style-name="Table6.A1" office:value-type="string">
                  <text:p text:style-name="P14">🌳 <text:span text:style-name="T3">CLASS</text:span></text:p>
                </table:table-cell>
              </table:table-row>
              <table:table-row>
                <table:table-cell table:style-name="Table6.A2" office:value-type="string">
                  <text:p text:style-name="P20"><text:span text:style-name="T7">h</text:span><text:span text:style-name="T4">as-class</text:span></text:p>
                  <text:p text:style-name="P39">class</text:p>
                  <text:p text:style-name="P21">initial-class</text:p>
                  <text:p text:style-name="P21">target-class</text:p>
                </table:table-cell>
              </table:table-row>
              <table:table-row>
                <table:table-cell table:style-name="Table6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Standard"/>
            <table:table table:name="Table7" table:style-name="Table7" table:template-name="Box List Blue">
              <table:table-column table:style-name="Table7.A"/>
              <table:table-row table:style-name="Table7.1">
                <table:table-cell table:style-name="Table7.A1" office:value-type="string">
                  <text:p text:style-name="P11">⚖️ <text:span text:style-name="T3">COMPARISON</text:span></text:p>
                </table:table-cell>
              </table:table-row>
              <table:table-row>
                <table:table-cell table:style-name="Table7.A2" office:value-type="string">
                  <text:p text:style-name="P36">compared</text:p>
                  <text:p text:style-name="P36">reference</text:p>
                </table:table-cell>
              </table:table-row>
              <table:table-row>
                <table:table-cell table:style-name="Table7.A3" office:value-type="string">
                  <text:p text:style-name="P22">CONCESSION</text:p>
                  <text:p text:style-name="P26">EXAMPLE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Standard"/>
            <table:table table:name="Table9" table:style-name="Table9" table:template-name="Box List Blue">
              <table:table-column table:style-name="Table9.A"/>
              <table:table-row table:style-name="Table9.1">
                <table:table-cell table:style-name="Table9.A1" office:value-type="string">
                  <text:p text:style-name="P13">✨ <text:span text:style-name="T1">EXISTENCE</text:span></text:p>
                </table:table-cell>
              </table:table-row>
              <table:table-row>
                <table:table-cell table:style-name="Table9.A2" office:value-type="string">
                  <text:p text:style-name="P37">exists</text:p>
                  <text:p text:style-name="P20"/>
                </table:table-cell>
              </table:table-row>
              <table:table-row>
                <table:table-cell table:style-name="Table9.A3" office:value-type="string">
                  <text:p text:style-name="P23">TRANSFORMATION-CREATION</text:p>
                  <text:p text:style-name="P23">REPRODUCTION</text:p>
                </table:table-cell>
              </table:table-row>
            </table:table>
            <text:p text:style-name="P30"/>
          </table:table-cell>
          <table:table-cell table:style-name="Table1.A1" office:value-type="string">
            <text:p text:style-name="Standard"/>
            <table:table table:name="Table10" table:style-name="Table10" table:template-name="Box List Blue">
              <table:table-column table:style-name="Table10.A"/>
              <table:table-row table:style-name="Table10.1">
                <table:table-cell table:style-name="Table10.A1" office:value-type="string">
                  <text:p text:style-name="P18">👁️ EXPERIENCE</text:p>
                </table:table-cell>
              </table:table-row>
              <table:table-row>
                <table:table-cell table:style-name="Table10.A2" office:value-type="string">
                  <text:p text:style-name="P20"><text:span text:style-name="T5">experience</text:span><text:span text:style-name="T6">r</text:span></text:p>
                  <text:p text:style-name="P20"><text:span text:style-name="T5">experience</text:span><text:span text:style-name="T6">d</text:span></text:p>
                </table:table-cell>
              </table:table-row>
              <table:table-row table:style-name="Table10.1">
                <table:table-cell table:style-name="Table10.A3" office:value-type="string">
                  <text:p text:style-name="P28"/>
                </table:table-cell>
              </table:table-row>
            </table:table>
            <text:p text:style-name="P30"/>
          </table:table-cell>
        </table:table-row>
        <table:table-row>
          <table:table-cell table:style-name="Table1.A1" office:value-type="string">
            <text:p text:style-name="P2"/>
            <table:table table:name="Table11" table:style-name="Table11" table:template-name="Box List Blue">
              <table:table-column table:style-name="Table11.A"/>
              <table:table-row table:style-name="Table11.1">
                <table:table-cell table:style-name="Table11.A1" office:value-type="string">
                  <text:p text:style-name="P18">❗ EXPLANATION</text:p>
                </table:table-cell>
              </table:table-row>
              <table:table-row>
                <table:table-cell table:style-name="Table11.A2" office:value-type="string">
                  <text:p text:style-name="P39">explained</text:p>
                  <text:p text:style-name="P39">explanation</text:p>
                </table:table-cell>
              </table:table-row>
              <table:table-row>
                <table:table-cell table:style-name="Table11.A3" office:value-type="string">
                  <text:p text:style-name="P25"/>
                </table:table-cell>
              </table:table-row>
            </table:table>
            <text:p text:style-name="P30"/>
          </table:table-cell>
          <table:table-cell table:style-name="Table1.A1" office:value-type="string">
            <text:p text:style-name="P2"/>
            <table:table table:name="Table12" table:style-name="Table12" table:template-name="Box List Blue">
              <table:table-column table:style-name="Table12.A"/>
              <table:table-row table:style-name="Table12.1">
                <table:table-cell table:style-name="Table12.A1" office:value-type="string">
                  <text:p text:style-name="P16">🛂 IDENTIFICATION</text:p>
                </table:table-cell>
              </table:table-row>
              <table:table-row>
                <table:table-cell table:style-name="Table12.A2" office:value-type="string">
                  <text:p text:style-name="P39">identified</text:p>
                  <text:p text:style-name="P39">identifier</text:p>
                  <text:p text:style-name="P21">initial-identifier</text:p>
                  <text:p text:style-name="P21">target-identifier</text:p>
                </table:table-cell>
              </table:table-row>
              <table:table-row>
                <table:table-cell table:style-name="Table12.A3" office:value-type="string">
                  <text:p text:style-name="P28"/>
                </table:table-cell>
              </table:table-row>
            </table:table>
            <text:p text:style-name="P30"/>
          </table:table-cell>
          <table:table-cell table:style-name="Table1.A1" office:value-type="string">
            <text:p text:style-name="P2"/>
            <table:table table:name="Table23" table:style-name="Table23" table:template-name="Box List Blue">
              <table:table-column table:style-name="Table23.A"/>
              <table:table-row table:style-name="Table23.1">
                <table:table-cell table:style-name="Table23.A1" office:value-type="string">
                  <text:p text:style-name="P55">🐍 <text:span text:style-name="T8">KIND</text:span></text:p>
                </table:table-cell>
              </table:table-row>
              <table:table-row>
                <table:table-cell table:style-name="Table23.A2" office:value-type="string">
                  <text:p text:style-name="P47">has-kind</text:p>
                  <text:p text:style-name="P47">kind</text:p>
                </table:table-cell>
              </table:table-row>
              <table:table-row>
                <table:table-cell table:style-name="Table23.A3" office:value-type="string">
                  <text:p text:style-name="P48"/>
                </table:table-cell>
              </table:table-row>
            </table:table>
            <text:p text:style-name="P31"/>
          </table:table-cell>
          <table:table-cell table:style-name="Table1.A1" office:value-type="string">
            <text:p text:style-name="P2"/>
            <table:table table:name="Table16" table:style-name="Table16" table:template-name="Box List Blue">
              <table:table-column table:style-name="Table16.A"/>
              <table:table-row table:style-name="Table16.1">
                <table:table-cell table:style-name="Table16.A1" office:value-type="string">
                  <text:p text:style-name="P33"><text:bookmark text:name="copy-emoji1"/>📍 LOCATION</text:p>
                </table:table-cell>
              </table:table-row>
              <table:table-row>
                <table:table-cell table:style-name="Table16.A2" office:value-type="string">
                  <text:p text:style-name="P41">has-location</text:p>
                  <text:p text:style-name="P41">location</text:p>
                  <text:p text:style-name="P46">initial-location</text:p>
                  <text:p text:style-name="P46">transitory-location</text:p>
                  <text:p text:style-name="P46">target-location</text:p>
                </table:table-cell>
              </table:table-row>
              <table:table-row>
                <table:table-cell table:style-name="Table16.A3" office:value-type="string">
                  <text:p text:style-name="P51">ADORNMENT-TARNISHMENT</text:p>
                  <text:p text:style-name="P51">EXCRETION</text:p>
                  <text:p text:style-name="P51">HITTING</text:p>
                  <text:p text:style-name="P51">INGESTION</text:p>
                  <text:p text:style-name="P51">UNANCHORED-MOTION</text:p>
                  <text:p text:style-name="P51">WRAPPING-WEARING</text:p>
                </table:table-cell>
              </table:table-row>
            </table:table>
            <text:p text:style-name="P31"/>
          </table:table-cell>
        </table:table-row>
        <table:table-row>
          <table:table-cell table:style-name="Table1.A1" office:value-type="string">
            <text:p text:style-name="P2"/>
            <table:table table:name="Table13" table:style-name="Table13" table:template-name="Box List Blue">
              <table:table-column table:style-name="Table13.A"/>
              <table:table-row table:style-name="Table13.1">
                <table:table-cell table:style-name="Table13.A1" office:value-type="string">
                  <text:p text:style-name="P53">🔨 <text:span text:style-name="T3">MEANS</text:span></text:p>
                </table:table-cell>
              </table:table-row>
              <table:table-row>
                <table:table-cell table:style-name="Table13.A2" office:value-type="string">
                  <text:p text:style-name="P41">has-means</text:p>
                  <text:p text:style-name="P41">means</text:p>
                </table:table-cell>
              </table:table-row>
              <table:table-row>
                <table:table-cell table:style-name="Table13.A3" office:value-type="string">
                  <text:p text:style-name="P50"/>
                </table:table-cell>
              </table:table-row>
            </table:table>
            <text:p text:style-name="P31"/>
          </table:table-cell>
          <table:table-cell table:style-name="Table1.A1" office:value-type="string">
            <text:p text:style-name="P2"/>
            <table:table table:name="Table22" table:style-name="Table22" table:template-name="Box List Blue">
              <table:table-column table:style-name="Table22.A"/>
              <table:table-row table:style-name="Table22.1">
                <table:table-cell table:style-name="Table22.A1" office:value-type="string">
                  <text:p text:style-name="P53">🗨️ <text:span text:style-name="T3">MESSAGE</text:span></text:p>
                </table:table-cell>
              </table:table-row>
              <table:table-row>
                <table:table-cell table:style-name="Table22.A2" office:value-type="string">
                  <text:p text:style-name="P41">topic</text:p>
                  <text:p text:style-name="P41">content</text:p>
                  <text:p text:style-name="P46">initial-content</text:p>
                  <text:p text:style-name="P46">target-content</text:p>
                </table:table-cell>
              </table:table-row>
              <table:table-row>
                <table:table-cell table:style-name="Table22.A3" office:value-type="string">
                  <text:p text:style-name="P48"/>
                </table:table-cell>
              </table:table-row>
            </table:table>
            <text:p text:style-name="P31"/>
          </table:table-cell>
          <table:table-cell table:style-name="Table1.A1" office:value-type="string">
            <text:p text:style-name="P2"/>
            <table:table table:name="Table14" table:style-name="Table14" table:template-name="Box List Blue">
              <table:table-column table:style-name="Table14.A"/>
              <table:table-row table:style-name="Table14.1">
                <table:table-cell table:style-name="Table14.A1" office:value-type="string">
                  <text:p text:style-name="P52">❓ MODE</text:p>
                </table:table-cell>
              </table:table-row>
              <table:table-row>
                <table:table-cell table:style-name="Table14.A2" office:value-type="string">
                  <text:p text:style-name="P41">has-mode</text:p>
                  <text:p text:style-name="P41">mode</text:p>
                </table:table-cell>
              </table:table-row>
              <table:table-row>
                <table:table-cell table:style-name="Table14.A3" office:value-type="string">
                  <text:p text:style-name="P48"/>
                </table:table-cell>
              </table:table-row>
            </table:table>
            <text:p text:style-name="P31"/>
          </table:table-cell>
          <table:table-cell table:style-name="Table1.A1" office:value-type="string">
            <text:p text:style-name="P2"/>
            <table:table table:name="Table8" table:style-name="Table8" table:template-name="Box List Blue">
              <table:table-column table:style-name="Table8.A"/>
              <table:table-row table:style-name="Table8.1">
                <table:table-cell table:style-name="Table8.A1" office:value-type="string">
                  <text:p text:style-name="P10">🕸️ <text:span text:style-name="T7">NONCOMP</text:span></text:p>
                </table:table-cell>
              </table:table-row>
              <table:table-row>
                <table:table-cell table:style-name="Table8.A2" office:value-type="string">
                  <text:p text:style-name="P21">has-noncomp</text:p>
                  <text:p text:style-name="P21">noncomp</text:p>
                </table:table-cell>
              </table:table-row>
              <table:table-row>
                <table:table-cell table:style-name="Table8.A3" office:value-type="string">
                  <text:p text:style-name="P28"/>
                </table:table-cell>
              </table:table-row>
            </table:table>
            <text:p text:style-name="P30"/>
          </table:table-cell>
        </table:table-row>
        <table:table-row>
          <table:table-cell table:style-name="Table1.A1" office:value-type="string">
            <text:p text:style-name="P2"/>
            <table:table table:name="Table17" table:style-name="Table17" table:template-name="Box List Blue">
              <table:table-column table:style-name="Table17.A"/>
              <table:table-row table:style-name="Table17.1">
                <table:table-cell table:style-name="Table17.A1" office:value-type="string">
                  <text:p text:style-name="P17">🧩 <text:span text:style-name="T4">PART-WHOLE</text:span></text:p>
                </table:table-cell>
              </table:table-row>
              <table:table-row>
                <table:table-cell table:style-name="Table17.A2" office:value-type="string">
                  <text:p text:style-name="P40">part</text:p>
                  <text:p text:style-name="P40">whole</text:p>
                  <text:p text:style-name="P45">initial-whole</text:p>
                  <text:p text:style-name="P45">target-whole</text:p>
                </table:table-cell>
              </table:table-row>
              <table:table-row>
                <table:table-cell table:style-name="Table17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9" table:style-name="Table19" table:template-name="Box List Blue">
              <table:table-column table:style-name="Table19.A"/>
              <table:table-row table:style-name="Table19.1">
                <table:table-cell table:style-name="Table19.A1" office:value-type="string">
                  <text:p text:style-name="P6">🦮 POSSESSION</text:p>
                </table:table-cell>
              </table:table-row>
              <table:table-row>
                <table:table-cell table:style-name="Table19.A2" office:value-type="string">
                  <text:p text:style-name="P40">possessed</text:p>
                  <text:p text:style-name="P40">possessor</text:p>
                  <text:p text:style-name="P45">initial-possessor</text:p>
                  <text:p text:style-name="P45">target-possessor</text:p>
                </table:table-cell>
              </table:table-row>
              <table:table-row>
                <table:table-cell table:style-name="Table19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0" table:style-name="Table20" table:template-name="Box List Blue">
              <table:table-column table:style-name="Table20.A"/>
              <table:table-row table:style-name="Table20.1">
                <table:table-cell table:style-name="Table20.A1" office:value-type="string">
                  <text:p text:style-name="P6">🍎 <text:span text:style-name="T1">QUALITY</text:span></text:p>
                </table:table-cell>
              </table:table-row>
              <table:table-row>
                <table:table-cell table:style-name="Table20.A2" office:value-type="string">
                  <text:p text:style-name="P40">has-quality</text:p>
                  <text:p text:style-name="P40">quality</text:p>
                  <text:p text:style-name="P21">initial-quality</text:p>
                  <text:p text:style-name="P21">target-quality</text:p>
                </table:table-cell>
              </table:table-row>
              <table:table-row>
                <table:table-cell table:style-name="Table20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1" table:style-name="Table21" table:template-name="Box List Blue">
              <table:table-column table:style-name="Table21.A"/>
              <table:table-row table:style-name="Table21.1">
                <table:table-cell table:style-name="Table21.A1" office:value-type="string">
                  <text:p text:style-name="P12">🧮 <text:span text:style-name="T3">QUANTITY</text:span></text:p>
                </table:table-cell>
              </table:table-row>
              <table:table-row>
                <table:table-cell table:style-name="Table21.A2" office:value-type="string">
                  <text:p text:style-name="P40">has-quantity</text:p>
                  <text:p text:style-name="P40">quantity</text:p>
                  <text:p text:style-name="P45">initial-quantity</text:p>
                  <text:p text:style-name="P45">target-quantity</text:p>
                </table:table-cell>
              </table:table-row>
              <table:table-row>
                <table:table-cell table:style-name="Table21.A3" office:value-type="string">
                  <text:p text:style-name="P27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15" table:style-name="Table15" table:template-name="Box List Blue">
              <table:table-column table:style-name="Table15.A"/>
              <table:table-row table:style-name="Table15.1">
                <table:table-cell table:style-name="Table15.A1" office:value-type="string">
                  <text:p text:style-name="P6">🏅 <text:span text:style-name="T1">RANK</text:span></text:p>
                </table:table-cell>
              </table:table-row>
              <table:table-row>
                <table:table-cell table:style-name="Table15.A2" office:value-type="string">
                  <text:p text:style-name="P40">has-rank</text:p>
                  <text:p text:style-name="P40">rank</text:p>
                </table:table-cell>
              </table:table-row>
              <table:table-row>
                <table:table-cell table:style-name="Table15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8" table:style-name="Table18" table:template-name="Box List Blue">
              <table:table-column table:style-name="Table18.A"/>
              <table:table-row table:style-name="Table18.1">
                <table:table-cell table:style-name="Table18.A1" office:value-type="string">
                  <text:p text:style-name="P6">🎭 SCENE</text:p>
                </table:table-cell>
              </table:table-row>
              <table:table-row>
                <table:table-cell table:style-name="Table18.A2" office:value-type="string">
                  <text:p text:style-name="P40">participant</text:p>
                  <text:p text:style-name="P40">scene</text:p>
                  <text:p text:style-name="P45">initial-scene</text:p>
                  <text:p text:style-name="P45">target-scene</text:p>
                </table:table-cell>
              </table:table-row>
              <table:table-row>
                <table:table-cell table:style-name="Table18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4" table:style-name="Table24" table:template-name="Box List Blue">
              <table:table-column table:style-name="Table24.A"/>
              <table:table-row table:style-name="Table24.1">
                <table:table-cell table:style-name="Table24.A1" office:value-type="string">
                  <text:p text:style-name="P15">📣 <text:span text:style-name="T4">SENDING</text:span></text:p>
                </table:table-cell>
              </table:table-row>
              <table:table-row>
                <table:table-cell table:style-name="Table24.A2" office:value-type="string">
                  <text:p text:style-name="P40">sent</text:p>
                  <text:p text:style-name="P40">sender</text:p>
                </table:table-cell>
              </table:table-row>
              <table:table-row>
                <table:table-cell table:style-name="Table24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5" table:style-name="Table25" table:template-name="Box List Blue">
              <table:table-column table:style-name="Table25.A"/>
              <table:table-row table:style-name="Table25.1">
                <table:table-cell table:style-name="Table25.A1" office:value-type="string">
                  <text:p text:style-name="P9">➡️ SEQUENCE</text:p>
                </table:table-cell>
              </table:table-row>
              <table:table-row>
                <table:table-cell table:style-name="Table25.A2" office:value-type="string">
                  <text:p text:style-name="P40">follows</text:p>
                  <text:p text:style-name="P40">followed</text:p>
                </table:table-cell>
              </table:table-row>
              <table:table-row>
                <table:table-cell table:style-name="Table25.A3" office:value-type="string">
                  <text:p text:style-name="P29">CAUSATION</text:p>
                  <text:p text:style-name="P29">CONDITION</text:p>
                  <text:p text:style-name="P29">EXCEPTION</text:p>
                  <text:p text:style-name="P29">REACTION</text:p>
                  <text:p text:style-name="P29">RESULTATIVE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26" table:style-name="Table26" table:template-name="Box List Blue">
              <table:table-column table:style-name="Table26.A"/>
              <table:table-row table:style-name="Table26.1">
                <table:table-cell table:style-name="Table26.A1" office:value-type="string">
                  <text:p text:style-name="P19">🤝 SOCIAL-RELATION</text:p>
                </table:table-cell>
              </table:table-row>
              <table:table-row>
                <table:table-cell table:style-name="Table26.A2" office:value-type="string">
                  <text:p text:style-name="P40">has-social-relation</text:p>
                  <text:p text:style-name="P40">social-relation</text:p>
                  <text:p text:style-name="P45">initial-social-relation</text:p>
                  <text:p text:style-name="P45">target-social-relation</text:p>
                </table:table-cell>
              </table:table-row>
              <table:table-row>
                <table:table-cell table:style-name="Table26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7" table:style-name="Table27" table:template-name="Box List Blue">
              <table:table-column table:style-name="Table27.A"/>
              <table:table-row table:style-name="Table27.1">
                <table:table-cell table:style-name="Table27.A1" office:value-type="string">
                  <text:p text:style-name="P6">💤 STATE</text:p>
                </table:table-cell>
              </table:table-row>
              <table:table-row>
                <table:table-cell table:style-name="Table27.A2" office:value-type="string">
                  <text:p text:style-name="P40">has-state</text:p>
                  <text:p text:style-name="P40">state</text:p>
                  <text:p text:style-name="P45">initial-state</text:p>
                  <text:p text:style-name="P45">target-state</text:p>
                </table:table-cell>
              </table:table-row>
              <table:table-row>
                <table:table-cell table:style-name="Table27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8" table:style-name="Table28" table:template-name="Box List Blue">
              <table:table-column table:style-name="Table28.A"/>
              <table:table-row table:style-name="Table28.1">
                <table:table-cell table:style-name="Table28.A1" office:value-type="string">
                  <text:p text:style-name="P8">🕙 TIME</text:p>
                </table:table-cell>
              </table:table-row>
              <table:table-row>
                <table:table-cell table:style-name="Table28.A2" office:value-type="string">
                  <text:p text:style-name="P40">has-time</text:p>
                  <text:p text:style-name="P40">time</text:p>
                </table:table-cell>
              </table:table-row>
              <table:table-row>
                <table:table-cell table:style-name="Table28.A3" office:value-type="string">
                  <text:p text:style-name="P27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ext:p text:style-name="P1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24:42.560136513</meta:creation-date>
    <dc:date>2024-05-14T10:44:22.553434233</dc:date>
    <meta:editing-duration>PT9H37M6S</meta:editing-duration>
    <meta:editing-cycles>6</meta:editing-cycles>
    <meta:generator>LibreOffice/7.3.7.2$Linux_X86_64 LibreOffice_project/30$Build-2</meta:generator>
    <meta:document-statistic meta:table-count="28" meta:image-count="0" meta:object-count="0" meta:page-count="2" meta:paragraph-count="119" meta:word-count="146" meta:character-count="1244" meta:non-whitespace-character-count="1217"/>
  </office:meta>
</office:document-meta>
</file>